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svg:font-family="Courier"/>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handas" fo:font-size="12pt" fo:font-weight="bold" style:font-name-asian="Courier" style:font-size-asian="12pt" style:font-weight-asian="bold" style:font-name-complex="Courier" style:font-size-complex="12pt" style:font-weight-complex="bold"/>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handas" fo:font-size="14pt" fo:font-weight="normal" style:font-name-asian="Courier" style:font-size-asian="14pt" style:font-weight-asian="normal" style:font-name-complex="Courier" style:font-size-complex="14pt" style:font-weight-complex="normal"/>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handas" fo:font-size="14pt" fo:font-weight="normal" officeooo:paragraph-rsid="00114189" style:font-name-asian="Courier" style:font-size-asian="14pt" style:font-weight-asian="normal" style:font-name-complex="Courier" style:font-size-complex="14pt" style:font-weight-complex="normal"/>
    </style:style>
    <style:style style:name="P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Chandas" fo:font-size="14pt" fo:font-weight="normal" style:font-size-asian="14pt" style:font-weight-asian="normal" style:font-size-complex="14pt" style:font-weight-complex="normal"/>
    </style:style>
    <style:style style:name="P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Chandas" fo:font-size="14pt" fo:font-weight="normal" officeooo:paragraph-rsid="00114189" style:font-size-asian="14pt" style:font-weight-asian="normal" style:font-size-complex="14pt" style:font-weight-complex="normal"/>
    </style:style>
    <style:style style:name="P7" style:family="paragraph" style:parent-style-name="Standard" style:master-page-name="PM2">
      <style:paragraph-properties fo:margin-left="0cm" fo:margin-right="0cm" fo:margin-top="0cm" fo:margin-bottom="0cm" loext:contextual-spacing="false" fo:line-height="100%" fo:text-align="start" style:justify-single-word="false" fo:text-indent="0cm" style:auto-text-indent="false" style:page-number="auto"/>
      <style:text-properties fo:color="#000000" style:font-name="Chandas" fo:font-size="14pt" fo:font-weight="normal" style:font-name-asian="Courier" style:font-size-asian="14pt" style:font-weight-asian="normal" style:font-name-complex="Courier" style:font-size-complex="14pt" style:font-weight-complex="normal"/>
    </style:style>
    <style:style style:name="T1" style:family="text">
      <style:text-properties fo:color="#000000" style:font-name="Courier" fo:font-size="12pt" style:font-name-asian="Courier" style:font-size-asian="12pt" style:font-name-complex="Courier" style:font-size-complex="12pt"/>
    </style:style>
    <style:style style:name="T2" style:family="text">
      <style:text-properties fo:color="#000000" style:font-name="Courier" fo:font-size="12pt" fo:font-weight="bold" style:font-name-asian="Courier" style:font-size-asian="12pt" style:font-weight-asian="bold" style:font-name-complex="Courier" style:font-size-complex="12pt" style:font-weight-complex="bold"/>
    </style:style>
    <style:style style:name="T3" style:family="text">
      <style:text-properties fo:color="#000000" fo:font-size="12pt" style:font-name-asian="Courier" style:font-size-asian="12pt" style:font-name-complex="Courier" style:font-size-complex="12pt"/>
    </style:style>
    <style:style style:name="T4" style:family="text">
      <style:text-properties fo:color="#000000" fo:font-size="12pt" fo:font-weight="bold" style:font-name-asian="Courier" style:font-size-asian="12pt" style:font-weight-asian="bold" style:font-name-complex="Courier" style:font-size-complex="12pt" style:font-weight-complex="bold"/>
    </style:style>
    <style:style style:name="T5" style:family="text">
      <style:text-properties fo:color="#000000" style:font-name-asian="Courier" style:font-name-complex="Courier"/>
    </style:style>
    <style:style style:name="T6" style:family="text">
      <style:text-properties officeooo:rsid="001141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y Experience and guide to install Ubuntu</text:p>
      <text:p text:style-name="P3"/>
      <text:p text:style-name="P4">I have downloaded ubuntu Linux on my laptop.<text:span text:style-name="T6">These are steps to install ubuntu </text:span>.A pen drive <text:span text:style-name="T6">or a</text:span> Hard disk(optional) </text:p>
      <text:p text:style-name="P6"><text:span text:style-name="T5">So, that download ubuntu desktops file system to Fat32 filesystem(Default).</text:span></text:p>
      <text:p text:style-name="P3"/>
      <text:p text:style-name="P3"><text:span text:style-name="T6">Format </text:span>the pen drive <text:span text:style-name="T6">first</text:span> , for this open Balena Etcher, where you will see options to add file/image and another option of Target which will automatically connect to your pen drive. In the option for file/image select Ubuntu file which you have downloaded. Then click Flash(It may take some time).</text:p>
      <text:p text:style-name="P3"/>
      <text:p text:style-name="P3">Now we have to allocate some space in the storage for Ubuntu. Search for <text:s/>on your windows search tab. It will <text:span text:style-name="T6">then </text:span>open your Disk management window, over there <text:span text:style-name="T6">at the </text:span>bottom area you will see a <text:s/>window as <text:s/>which will have your <text:soft-page-break/>disk space written, right click on that and click on Shrink Space. Here <text:span text:style-name="T6">it will ask you to</text:span> enter the amount of space you want to allocate to run Ubuntu(Note : more than 40GB will be enough). After giving the space click shrink.</text:p>
      <text:p text:style-name="P3"/>
      <text:p text:style-name="P5"><text:span text:style-name="T5">Search for on window search tab, there you will see an option for under Advance Startup, go and select the Restart now option. Make sure your pen drive is connected to your device during this time. While rebooting you will see an option of your pen drives name, click on it and then select on Ubuntu.</text:span></text:p>
      <text:p text:style-name="P3"/>
      <text:p text:style-name="P3"><text:span text:style-name="T6">And thats it !!!!</text:span> , You can simply install ubuntu from here as per your requirements.</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svg:font-family="Courier"/>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1-20T16:48:38.694857721</dc:date>
    <meta:editing-duration>PT44S</meta:editing-duration>
    <meta:editing-cycles>1</meta:editing-cycles>
    <meta:document-statistic meta:table-count="0" meta:image-count="0" meta:object-count="0" meta:page-count="2" meta:paragraph-count="7" meta:word-count="246" meta:character-count="1370" meta:non-whitespace-character-count="1127"/>
  </office:meta>
</office:document-meta>
</file>